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Φ</mi>
      <mrow>
        <mo fence="true" stretchy="false">(</mo>
        <mrow>
          <mrow>
            <mi>r</mi>
            <mi>,</mi>
            <mi mathvariant="normal">ϑ</mi>
          </mrow>
        </mrow>
        <mo fence="true" stretchy="false">)</mo>
      </mrow>
      <mrow>
        <mspace width="0.5em"/>
        <mo stretchy="false">=</mo>
        <mspace width="0.5em"/>
      </mrow>
      <mrow>
        <munderover>
          <mo stretchy="false">∑</mo>
          <mrow>
            <mi>l</mi>
            <mo stretchy="false">=</mo>
            <mn>0</mn>
          </mrow>
          <mi mathvariant="normal">∞</mi>
        </munderover>
        <mrow>
          <mo fence="true" stretchy="false">(</mo>
          <mrow>
            <mrow>
              <mn>2</mn>
              <mi>l</mi>
              <mrow>
                <mspace width="0.5em"/>
                <mo stretchy="false">+</mo>
                <mspace width="0.5em"/>
              </mrow>
              <mn>1</mn>
            </mrow>
          </mrow>
          <mo fence="true" stretchy="false">)</mo>
        </mrow>
      </mrow>
      <mrow>
        <mo fence="true" stretchy="true">[</mo>
        <mrow>
          <mrow>
            <msub>
              <mi>A</mi>
              <mi>l</mi>
            </msub>
            <msup>
              <mi>r</mi>
              <mi>l</mi>
            </msup>
            <mrow>
              <mspace width="0.5em"/>
              <mo stretchy="false">+</mo>
              <mspace width="0.5em"/>
            </mrow>
            <msub>
              <mi>B</mi>
              <mi>l</mi>
            </msub>
            <msup>
              <mi>r</mi>
              <mrow>
                <mo stretchy="false">−</mo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</mrow>
            </msup>
          </mrow>
        </mrow>
        <mo fence="true" stretchy="true">]</mo>
      </mrow>
      <msub>
        <mi>P</mi>
        <mi>l</mi>
      </msub>
      <mrow>
        <mo fence="true" stretchy="false">(</mo>
        <mrow>
          <mrow>
            <mi>cos</mi>
            <mi mathvariant="normal">ϑ</mi>
          </mrow>
        </mrow>
        <mo fence="true" stretchy="false">)</mo>
      </mrow>
    </mrow>
    <annotation encoding="StarMath 5.0">%iPHI ( r , %ivartheta ) `=` sum from { l=0 } to infinity ( 2 l `+` 1 )
left [ A_l r^l `+` B_l r^{-(l+1)} right ] 
P_l ( cos %ivartheta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7:01:08.151000000</meta:creation-date>
    <meta:generator>LibreOffice/4.2.4.2$Windows_x86 LibreOffice_project/63150712c6d317d27ce2db16eb94c2f3d7b699f8</meta:generator>
  </office:meta>
</office:document-meta>
</file>